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ORDER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AVAILABLEQUANTITY</text:p>
          </table:table-cell>
          <table:table-cell office:value-type="string">
            <text:p>PRICE</text:p>
          </table:table-cell>
          <table:table-cell office:value-type="string">
            <text:p>STATU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OPE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OFFER</text:p>
          </table:table-cell>
          <table:table-cell office:value-type="float" office:value="50">
            <text:p>50</text:p>
          </table:table-cell>
          <table:table-cell office:value-type="float" office:value="5.5">
            <text:p>5.5</text:p>
          </table:table-cell>
          <table:table-cell/>
          <table:table-cell office:value-type="string">
            <text:p>ORDERID</text:p>
          </table:table-cell>
          <table:table-cell office:value-type="string">
            <text:p>EXECUTIONID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OPEN</text:p>
          </table:table-cell>
          <table:table-cell table:number-columns-repeated="6"/>
          <table:table-cell office:value-type="string">
            <text:p>===&gt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OFFER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===&gt;</text:p>
          </table:table-cell>
          <table:table-cell office:value-type="string">
            <text:p>NOTHING , execution price too high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LLE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SIN1</text:p>
          </table:table-cell>
          <table:table-cell office:value-type="string">
            <text:p>OFFER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ILLED</text:p>
          </table:table-cell>
          <table:table-cell table:number-columns-repeated="6"/>
          <table:table-cell office:value-type="string">
            <text:p>===&gt;</text:p>
          </table:table-cell>
          <table:table-cell office:value-type="string">
            <text:p>ORDERID</text:p>
          </table:table-cell>
          <table:table-cell office:value-type="string">
            <text:p>EXECUTIONID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OPE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string">
            <text:p>ISIN2</text:p>
          </table:table-cell>
          <table:table-cell office:value-type="string">
            <text:p>ASK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===&gt;</text:p>
          </table:table-cell>
          <table:table-cell office:value-type="string">
            <text:p>NOTHING , execution price too low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&lt;====</text:p>
          </table:table-cell>
          <table:table-cell office:value-type="string">
            <text:p>EXECUTION</text:p>
          </table:table-cell>
          <table:table-cell office:value-type="string">
            <text:p>INSTRUMENT</text:p>
          </table:table-cell>
          <table:table-cell office:value-type="string">
            <text:p>TYPE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ILLED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SIN2</text:p>
          </table:table-cell>
          <table:table-cell office:value-type="string">
            <text:p>ASK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ORDERID</text:p>
          </table:table-cell>
          <table:table-cell office:value-type="string">
            <text:p>EXECUTIONID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IN1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ILLED</text:p>
          </table:table-cell>
          <table:table-cell table:number-columns-repeated="6"/>
          <table:table-cell office:value-type="string">
            <text:p>===&gt;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IN2</text:p>
          </table:table-cell>
          <table:table-cell office:value-type="string">
            <text:p>SEL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FILLED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>
            <text:p>GAME OVER, all orders are filled, orderbook can be closed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/11/2022</text:date>, <text:time>00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luigi Vernetto</meta:initial-creator>
    <meta:creation-date>2022-11-10T23:41:55.38</meta:creation-date>
    <dc:date>2022-11-11T00:04:44.19</dc:date>
    <dc:creator>Pierluigi Vernetto</dc:creator>
    <meta:editing-duration>PT22M43S</meta:editing-duration>
    <meta:editing-cycles>14</meta:editing-cycles>
    <meta:generator>OpenOffice/4.1.13$Win32 OpenOffice.org_project/4113m1$Build-9810</meta:generator>
    <meta:document-statistic meta:table-count="3" meta:cell-count="182" meta:object-count="0"/>
  </office:meta>
</office:document-meta>
</file>